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paragraph-properties fo:margin-left="0.1252in" fo:margin-right="0in" fo:margin-top="0in" fo:margin-bottom="0in" style:contextual-spacing="false" fo:text-indent="0in" style:auto-text-indent="false"/>
    </style:style>
    <style:style style:name="P3" style:family="paragraph" style:parent-style-name="Text_20_body" style:list-style-name="L1">
      <style:paragraph-properties fo:margin-left="0.1252in" fo:margin-right="0in" fo:text-indent="0in" style:auto-text-indent="false"/>
    </style:style>
    <style:style style:name="P4" style:family="paragraph" style:parent-style-name="Text_20_body">
      <style:paragraph-properties fo:margin-top="0in" fo:margin-bottom="0in" style:contextual-spacing="false"/>
    </style:style>
    <style:style style:name="P5" style:family="paragraph" style:parent-style-name="Text_20_body" style:list-style-name="L2">
      <style:paragraph-properties fo:margin-left="0.1252in" fo:margin-right="0in" fo:text-indent="0in" style:auto-text-indent="false"/>
    </style:style>
    <style:style style:name="P6" style:family="paragraph" style:parent-style-name="Text_20_body" style:list-style-name="L3">
      <style:paragraph-properties fo:margin-left="0.1252in" fo:margin-right="0in" fo:text-indent="0in" style:auto-text-indent="false"/>
    </style:style>
    <style:style style:name="P7" style:family="paragraph" style:parent-style-name="Text_20_body" style:list-style-name="L4">
      <style:paragraph-properties fo:margin-left="0.1252in" fo:margin-right="0in" fo:text-indent="0in" style:auto-text-indent="false"/>
    </style:style>
    <style:style style:name="P8" style:family="paragraph" style:parent-style-name="Text_20_body" style:list-style-name="L5">
      <style:paragraph-properties fo:margin-left="0.1252in" fo:margin-right="0in" fo:text-indent="0in" style:auto-text-indent="false"/>
    </style:style>
    <style:style style:name="P9" style:family="paragraph" style:parent-style-name="Text_20_body" style:list-style-name="L6">
      <style:paragraph-properties fo:margin-left="0.1252in" fo:margin-right="0in" fo:text-indent="0in" style:auto-text-indent="false"/>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ueling Q Network</text:h>
      <text:p text:style-name="Text_20_body">Human: You are an expert instructor for a reinforcement learning course. Create a lab for a dueling deep q learning network. Provide the solution.<text:line-break/><text:line-break/><text:line-break/>Assistant:<text:line-break/>Here is a sample lab for implementing a dueling deep Q-learning network in PyTorch:<text:line-break/><text:line-break/># Dueling Deep Q-Learning Network Lab<text:line-break/><text:line-break/># Import Necessary Libraries<text:line-break/>import gym<text:line-break/>import math<text:line-break/>import random<text:line-break/>import numpy as np<text:line-break/>import matplotlib.pyplot as plt<text:line-break/>import torch<text:line-break/>import torch.nn as nn<text:line-break/>import torch.optim as optim<text:line-break/>import torch.nn.functional as F<text:line-break/><text:line-break/># Hyperparameters<text:line-break/>BATCH_SIZE = 32<text:line-break/>GAMMA = 0.999<text:line-break/>EPS_START = 0.9<text:line-break/>EPS_END = 0.05<text:line-break/>EPS_DECAY = 200<text:line-break/>TARGET_UPDATE = 10<text:line-break/><text:line-break/># Create the environment<text:line-break/>env = gym.make('CartPole-v0')<text:line-break/><text:line-break/># Create the Dueling DQN model<text:line-break/>class DuelingDQN(nn.Module):<text:line-break/><text:line-break/>def __init__(self, input_dims, fc1_dims, fc2_dims, n_actions):<text:line-break/>super(DuelingDQN, self).__init__()<text:line-break/>self.fc1 = nn.Linear(*input_dims, fc1_dims)<text:line-break/>self.fc2 = nn.Linear(fc1_dims, fc2_dims)<text:line-break/><text:line-break/># State value stream<text:line-break/><text:soft-page-break/>self.fc3 = nn.Linear(fc2_dims, 1)<text:line-break/><text:line-break/># Advantage value stream<text:line-break/>self.fc4 = nn.Linear(fc2_dims, n_actions)<text:line-break/><text:line-break/>def forward(self, x):<text:line-break/>x = F.relu(self.fc1(x))<text:line-break/>x = F.relu(self.fc2(x))<text:line-break/><text:line-break/># State value<text:line-break/>state_value = self.fc3(x)<text:line-break/><text:line-break/># Advantage value<text:line-break/>adv_value = self.fc4(x)<text:line-break/><text:line-break/># Combine state and advantage values<text:line-break/>return state_value + (adv_value - adv_value.mean())<text:line-break/><text:line-break/># Initialize model and optimizer<text:line-break/>policy_net = DuelingDQN(env.observation_space.shape, 256, 256, env.action_space.n).to(device)<text:line-break/>target_net = DuelingDQN(env.observation_space.shape, 256, 256, env.action_space.n).to(device)<text:line-break/>optimizer = optim.Adam(policy_net.parameters())<text:line-break/><text:line-break/># Train model<text:line-break/>for ith_ep in range(1000):<text:line-break/>train(env, policy_net, target_net, optimizer, BATCH_SIZE, GAMMA)<text:line-break/>if ith_ep % TARGET_UPDATE == 0:<text:line-break/>target_net.load_state_dict(policy_net.state_dict())<text:line-break/><text:line-break/>This implements a dueling deep Q-learning network to solve the CartPole-v0 environment. It defines the model architecture, initializes the policy and target networks, and provides a template train function to train the model over iterations. Students would need to fill in the experience replay buffer, optimizer step, and other details to complete the lab.</text:p>
      <text:h text:style-name="Heading_20_2" text:outline-level="2">Cliff Walk Lab</text:h>
      <text:p text:style-name="Text_20_body">Human: You are an expert instructor for a reinforcement learning course. Create a lab for a cliff walk problem. The reward is -1 for all transitions apart from the Cliff. If the agent visits the Cliff, the reward is -100. Provide the solution with detailed code.<text:line-break/><text:line-break/>Assistant:<text:line-break/><text:line-break/><text:soft-page-break/><text:line-break/>Here is a lab for the cliff walk problem in reinforcement learning:<text:line-break/><text:line-break/>In this lab, you will implement an agent to solve the cliff walk problem using Q-learning.</text:p>
      <text:h text:style-name="Heading_20_3" text:outline-level="3">Problem Description</text:h>
      <text:list xml:id="list3940644823" text:style-name="L1">
        <text:list-item>
          <text:p text:style-name="P2">The environment is a 4x12 gridworld. The goal is to reach the far right side from the far left side.</text:p>
        </text:list-item>
        <text:list-item>
          <text:p text:style-name="P2">There is a cliff on the two rows closest to the top. If the agent steps onto the cliff, it receives a reward of -100 and the episode ends.</text:p>
        </text:list-item>
        <text:list-item>
          <text:p text:style-name="P2">For all other transitions, the reward is -1.</text:p>
        </text:list-item>
        <text:list-item>
          <text:p text:style-name="P3">The agent starts in the top left corner.</text:p>
        </text:list-item>
      </text:list>
      <text:h text:style-name="Heading_20_3" text:outline-level="3">Implementation</text:h>
      <text:list xml:id="list1260036062" text:style-name="L2">
        <text:list-item>
          <text:p text:style-name="P5">Define the Q-table as a numpy array of shape (4,12,4). There are 4 rows, 12 columns, and 4 possible actions (up, down, left, right). Initialize all values to 0.</text:p>
        </text:list-item>
      </text:list>
      <text:p text:style-name="Preformatted_20_Text">import numpy as np</text:p>
      <text:p text:style-name="Preformatted_20_Text">NUM_STATES = 4 * 12 </text:p>
      <text:p text:style-name="Preformatted_20_Text">NUM_ACTIONS = 4</text:p>
      <text:p text:style-name="P1">Q_TABLE = np.zeros((4,12,4))</text:p>
      <text:p text:style-name="Text_20_body"/>
      <text:list xml:id="list4276283386" text:style-name="L3">
        <text:list-item>
          <text:p text:style-name="P6">Define the Cliff class to represent the cliff locations</text:p>
        </text:list-item>
      </text:list>
      <text:p text:style-name="Preformatted_20_Text">class Cliff:</text:p>
      <text:p text:style-name="Preformatted_20_Text"><text:s text:c="2"/>def <text:span text:style-name="T1">init</text:span>(self):</text:p>
      <text:p text:style-name="P1"><text:s text:c="4"/>self.cliff_rows = [0,1]</text:p>
      <text:p text:style-name="Text_20_body"/>
      <text:list xml:id="list1825140157" text:style-name="L4">
        <text:list-item>
          <text:p text:style-name="P7">Define a function to get the next state and reward after an action</text:p>
        </text:list-item>
      </text:list>
      <text:p text:style-name="Preformatted_20_Text">def step(current_state, action):</text:p>
      <text:p text:style-name="Preformatted_20_Text"><text:s text:c="2"/># Get next state coordinates</text:p>
      <text:p text:style-name="Preformatted_20_Text"><text:s text:c="2"/>next_row, next_col = get_next_coords(current_state, action) <text:s/></text:p>
      <text:p text:style-name="Preformatted_20_Text"><text:s text:c="2"/># Check for cliff </text:p>
      <text:p text:style-name="Preformatted_20_Text"><text:s text:c="2"/>if cliff.is_cliff(next_row, next_col):</text:p>
      <text:p text:style-name="Preformatted_20_Text"><text:s text:c="4"/>reward = -100</text:p>
      <text:p text:style-name="Preformatted_20_Text"><text:s text:c="2"/>elif is_terminal(next_row, next_col): </text:p>
      <text:p text:style-name="Preformatted_20_Text"><text:s text:c="4"/>reward = 0</text:p>
      <text:p text:style-name="Preformatted_20_Text"><text:s text:c="2"/>else:</text:p>
      <text:p text:style-name="Preformatted_20_Text"><text:s text:c="4"/>reward = -1</text:p>
      <text:p text:style-name="P1"><text:s text:c="2"/>return next_row, next_col, reward</text:p>
      <text:p text:style-name="Text_20_body"/>
      <text:list xml:id="list1692380292" text:style-name="L5">
        <text:list-item>
          <text:p text:style-name="P8"><text:soft-page-break/>Implement Q-learning logic in a training loop</text:p>
        </text:list-item>
      </text:list>
      <text:p text:style-name="Preformatted_20_Text">for episode in range(NUM_EPISODES):</text:p>
      <text:p text:style-name="Preformatted_20_Text"><text:s text:c="2"/>state = START_STATE</text:p>
      <text:p text:style-name="Preformatted_20_Text"><text:s text:c="2"/>while not is_terminal(state):</text:p>
      <text:p text:style-name="Preformatted_20_Text"><text:s text:c="4"/></text:p>
      <text:p text:style-name="Preformatted_20_Text"><text:s text:c="4"/>action = get_action(state) </text:p>
      <text:p text:style-name="Preformatted_20_Text"><text:s text:c="4"/>next_state, reward, done = step(state, action)</text:p>
      <text:p text:style-name="Preformatted_20_Text"><text:s text:c="4"/>update_q_table(state, action, next_state, reward)</text:p>
      <text:p text:style-name="P1"><text:s text:c="4"/>state = next_state</text:p>
      <text:p text:style-name="Text_20_body"/>
      <text:list xml:id="list583602262" text:style-name="L6">
        <text:list-item>
          <text:p text:style-name="P9">Test the trained agent by running greedy policy on new episodes</text:p>
        </text:list-item>
      </text:list>
      <text:p text:style-name="Text_20_body">This provides an example lab implementation of the cliff walk problem to train an agent using Q-learning. Let me know if any part needs more explanation!</text:p>
      <text:h text:style-name="Heading_20_2" text:outline-level="2">Robot Movement Lab</text:h>
      <text:p text:style-name="Text_20_body">Human: You are an expert instructor for a reinforcement learning course. Create a lab using an OpenAI gym environment to teach a robot how to move. Provide the solution with detailed code.<text:line-break/><text:line-break/>Assistant:<text:line-break/><text:line-break/><text:line-break/>Here is a sample lab using an OpenAI gym environment to teach a robot how to move:<text:line-break/><text:line-break/>Lab - Teaching a Robot to Move with Reinforcement Learning<text:line-break/><text:line-break/>Learning Objective: In this lab, students will use Q-learning to train an agent to navigate a gridworld environment and reach a goal location. The agent will learn to maximize its reward by discovering the optimal policy through trial and error.<text:line-break/><text:line-break/>Environment: For this lab, we will use the "FrozenLake-v1" environment from OpenAI Gym. In this environment, the agent navigates on a 4x4 grid with some tiles being frozen (safe to walk on) and some tiles being holes (unsafe, agent falls in). The goal is to navigate from the starting point to the goal location in as few steps as possible.<text:line-break/><text:line-break/>import gym<text:line-break/><text:line-break/>env = gym.make('FrozenLake-v1')</text:p>
      <text:h text:style-name="Heading_20_4" text:outline-level="4"><text:soft-page-break/>Print environment details</text:h>
      <text:p text:style-name="Text_20_body">print(env.observation_space)<text:line-break/>print(env.action_space)<text:line-break/>print(env.nS) # number of states<text:line-break/>print(env.nA) # number of actions<text:line-break/><text:line-break/>Q-Learning Algorithm: We will use Q-learning to solve this problem. Q-learning finds the optimal policy by learning an action-value function Q(s,a) that represents the expected long-term reward for taking action a in state s and following the optimal policy thereafter.</text:p>
      <text:h text:style-name="Heading_20_4" text:outline-level="4">Hyperparameters</text:h>
      <text:p text:style-name="Text_20_body">alpha = 0.1 # learning rate<text:line-break/>gamma = 0.9 # discount factor</text:p>
      <text:h text:style-name="Heading_20_4" text:outline-level="4">Initialize Q-table</text:h>
      <text:p text:style-name="P4">Q = np.zeros((env.observation_space.n, env.action_space.n))<text:line-break/><text:line-break/>for episode in range(10000):<text:line-break/><text:line-break/># Reset environment<text:line-break/>state = env.reset()<text:line-break/><text:line-break/># Play entire episode<text:line-break/>done = False<text:line-break/>while not done:<text:line-break/><text:line-break/># Choose action from state using epsilon-greedy policy<text:line-break/>action = np.argmax(Q[state,:] + np.random.randn(1,env.nA)<text:span text:style-name="T2">(1./(episode+1)))</text:span><text:line-break/><text:line-break/><text:span text:style-name="T2"># Take action, get next state and reward</text:span><text:line-break/><text:span text:style-name="T2">next_state, reward, done, _ = env.step(action)</text:span><text:line-break/><text:line-break/><text:span text:style-name="T2"># Update Q-table</text:span><text:line-break/><text:span text:style-name="T2">Q[state,action] = Q[state,action] + alpha </text:span>(reward + gamma * np.max(Q[next_state,:]) - Q[state,action])<text:line-break/><text:line-break/>state = next_state<text:line-break/><text:line-break/># Print results<text:line-break/>print("Episode finished after {} timesteps".format(episode+1))<text:line-break/><text:line-break/><text:soft-page-break/>Run the Lab: Run the entire code cell to initialize the environment, hyperparameters, Q-table, and train the agent for 10,000 episodes using Q-learning. You should see the agent learn to reach the goal state in fewer steps over time as it discovers the optimal policy.<text:line-break/><text:line-break/>This demonstrates how reinforcement learning algorithms like Q-learning can be used to teach agents complex behaviors by trial-and-error learning directly from experiences without relying on exemplar training data. The agent has learned the optimal FrozenLake navigation problem by interacting with its environment.</text:p>
      <text:p text:style-name="P4"/>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2-06T15:52:53.927000000</dc:date>
    <meta:editing-duration>PT13S</meta:editing-duration>
    <meta:editing-cycles>1</meta:editing-cycles>
    <meta:document-statistic meta:table-count="0" meta:image-count="0" meta:object-count="0" meta:page-count="6" meta:paragraph-count="50" meta:word-count="1011" meta:character-count="6887" meta:non-whitespace-character-count="5832"/>
    <meta:generator>LibreOffice/7.3.4.2$Windows_X86_64 LibreOffice_project/728fec16bd5f605073805c3c9e7c4212a0120dc5</meta:generator>
  </office:meta>
</office:document-meta>
</file>